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pple-system, BlinkMacSystemFont, Arial, Helvetica, 'Arial Unicode MS', sans-serif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Таблица1" style:family="table">
      <style:table-properties style:width="15.535cm" fo:margin-left="0.781cm" fo:margin-top="0cm" fo:margin-bottom="0cm" table:align="left" style:writing-mode="page"/>
    </style:style>
    <style:style style:name="Таблица1.A" style:family="table-column">
      <style:table-column-properties style:column-width="6.004cm"/>
    </style:style>
    <style:style style:name="Таблица1.B" style:family="table-column">
      <style:table-column-properties style:column-width="5.013cm"/>
    </style:style>
    <style:style style:name="Таблица1.C" style:family="table-column">
      <style:table-column-properties style:column-width="4.517cm"/>
    </style:style>
    <style:style style:name="Таблица1.1" style:family="table-row">
      <style:table-row-properties style:min-row-height="0.586cm" fo:keep-together="auto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0.441cm" fo:keep-together="auto"/>
    </style:style>
    <style:style style:name="Таблица2" style:family="table">
      <style:table-properties style:width="10.31cm" fo:margin-left="3.568cm" fo:margin-top="0cm" fo:margin-bottom="0cm" table:align="left" style:writing-mode="page"/>
    </style:style>
    <style:style style:name="Таблица2.A" style:family="table-column">
      <style:table-column-properties style:column-width="10.31cm"/>
    </style:style>
    <style:style style:name="Таблица2.1" style:family="table-row">
      <style:table-row-properties style:min-row-height="1.635cm" fo:keep-together="auto"/>
    </style:style>
    <style:style style:name="Таблица2.A1" style:family="table-cell">
      <style:table-cell-properties fo:padding="0cm" fo:border="none"/>
    </style:style>
    <style:style style:name="Таблица2.2" style:family="table-row">
      <style:table-row-properties style:min-row-height="0.99cm" fo:keep-together="auto"/>
    </style:style>
    <style:style style:name="Таблица3" style:family="table">
      <style:table-properties style:width="15.69cm" fo:margin-left="0.388cm" fo:margin-top="0cm" fo:margin-bottom="0cm" table:align="left" style:writing-mode="page"/>
    </style:style>
    <style:style style:name="Таблица3.A" style:family="table-column">
      <style:table-column-properties style:column-width="2.665cm"/>
    </style:style>
    <style:style style:name="Таблица3.B" style:family="table-column">
      <style:table-column-properties style:column-width="3.78cm"/>
    </style:style>
    <style:style style:name="Таблица3.C" style:family="table-column">
      <style:table-column-properties style:column-width="5.11cm"/>
    </style:style>
    <style:style style:name="Таблица3.D" style:family="table-column">
      <style:table-column-properties style:column-width="4.135cm"/>
    </style:style>
    <style:style style:name="Таблица3.1" style:family="table-row">
      <style:table-row-properties style:min-row-height="1.169cm" fo:keep-together="auto"/>
    </style:style>
    <style:style style:name="Таблица3.A1" style:family="table-cell">
      <style:table-cell-properties fo:padding="0cm" fo:border="none"/>
    </style:style>
    <style:style style:name="Таблица3.2" style:family="table-row">
      <style:table-row-properties style:min-row-height="0.432cm" fo:keep-together="auto"/>
    </style:style>
    <style:style style:name="P1" style:family="paragraph" style:parent-style-name="Standard" style:master-page-name="Standard">
      <style:paragraph-properties fo:margin-left="0.997cm" fo:margin-right="0cm" fo:margin-top="0.131cm" fo:margin-bottom="0cm" style:contextual-spacing="false" fo:text-align="center" style:justify-single-word="false" fo:text-indent="0cm" style:auto-text-indent="false" style:page-number="auto"/>
      <style:text-properties style:font-name="Times New Roman" officeooo:paragraph-rsid="0015dc89"/>
    </style:style>
    <style:style style:name="P2" style:family="paragraph" style:parent-style-name="Text_20_body">
      <style:paragraph-properties fo:margin-left="0.901cm" fo:margin-right="0cm" fo:margin-top="0.212cm" fo:margin-bottom="0cm" style:contextual-spacing="false" fo:text-align="center" style:justify-single-word="false"/>
      <style:text-properties style:font-name="Times New Roman" officeooo:paragraph-rsid="0015dc89"/>
    </style:style>
    <style:style style:name="P3" style:family="paragraph" style:parent-style-name="Text_20_body">
      <style:paragraph-properties fo:margin-left="1.131cm" fo:margin-right="0cm" fo:margin-top="0cm" fo:margin-bottom="0cm" style:contextual-spacing="false" fo:text-align="center" style:justify-single-word="false"/>
      <style:text-properties style:font-name="Times New Roman" officeooo:paragraph-rsid="0015dc89"/>
    </style:style>
    <style:style style:name="P4" style:family="paragraph" style:parent-style-name="Text_20_body">
      <style:paragraph-properties fo:margin-left="0cm" fo:margin-right="0cm" fo:margin-top="0.249cm" fo:margin-bottom="0cm" style:contextual-spacing="false"/>
      <style:text-properties style:font-name="Times New Roman" officeooo:paragraph-rsid="0015dc89"/>
    </style:style>
    <style:style style:name="P5" style:family="paragraph" style:parent-style-name="Standard">
      <style:paragraph-properties fo:margin-left="0.238cm" fo:margin-right="0cm" fo:margin-top="0.002cm" fo:margin-bottom="0cm" style:contextual-spacing="false" fo:text-align="center" style:justify-single-word="false" fo:text-indent="0cm" style:auto-text-indent="false"/>
      <style:text-properties style:font-name="Times New Roman" officeooo:paragraph-rsid="0015dc89"/>
    </style:style>
    <style:style style:name="P6" style:family="paragraph" style:parent-style-name="Text_20_body">
      <style:paragraph-properties fo:margin-left="0cm" fo:margin-right="0cm" fo:margin-top="0cm" fo:margin-bottom="0cm" style:contextual-spacing="false"/>
      <style:text-properties style:font-name="Times New Roman" officeooo:paragraph-rsid="0015dc89"/>
    </style:style>
    <style:style style:name="P7" style:family="paragraph" style:parent-style-name="Text_20_body">
      <style:paragraph-properties fo:margin-left="0cm" fo:margin-right="0cm" fo:margin-top="0.002cm" fo:margin-bottom="0cm" style:contextual-spacing="false"/>
      <style:text-properties style:font-name="Times New Roman" officeooo:paragraph-rsid="0015dc89"/>
    </style:style>
    <style:style style:name="P8" style:family="paragraph" style:parent-style-name="Standard">
      <style:paragraph-properties fo:margin-left="0.464cm" fo:margin-right="0cm" fo:margin-top="0cm" fo:margin-bottom="0cm" style:contextual-spacing="false" fo:line-height="0.677cm" fo:text-align="start" style:justify-single-word="false" fo:text-indent="0cm" style:auto-text-indent="false"/>
      <style:text-properties style:font-name="Times New Roman" fo:font-size="12pt" fo:letter-spacing="-0.004cm" officeooo:paragraph-rsid="0015dc89" style:font-size-asian="12pt" style:text-scale="105%"/>
    </style:style>
    <style:style style:name="P9" style:family="paragraph" style:parent-style-name="Standard">
      <style:paragraph-properties fo:margin-left="0.464cm" fo:margin-right="0cm" fo:margin-top="0cm" fo:margin-bottom="0cm" style:contextual-spacing="false" fo:line-height="0.677cm" fo:text-align="start" style:justify-single-word="false" fo:text-indent="0cm" style:auto-text-indent="false"/>
      <style:text-properties style:font-name="Times New Roman" officeooo:paragraph-rsid="0015dc89"/>
    </style:style>
    <style:style style:name="P10" style:family="paragraph" style:parent-style-name="Standard">
      <style:paragraph-properties fo:margin-left="0.464cm" fo:margin-right="0cm" fo:margin-top="0.011cm" fo:margin-bottom="0cm" style:contextual-spacing="false" fo:text-align="start" style:justify-single-word="false" fo:text-indent="0cm" style:auto-text-indent="false"/>
      <style:text-properties style:font-name="Times New Roman" fo:font-size="12pt" fo:letter-spacing="-0.004cm" officeooo:paragraph-rsid="0015dc89" style:font-size-asian="12pt" style:text-scale="105%"/>
    </style:style>
    <style:style style:name="P11" style:family="paragraph" style:parent-style-name="Text_20_body">
      <style:paragraph-properties fo:margin-left="0cm" fo:margin-right="0cm" fo:margin-top="0.222cm" fo:margin-bottom="0cm" style:contextual-spacing="false"/>
      <style:text-properties style:font-name="Times New Roman" fo:font-size="10pt" officeooo:paragraph-rsid="0015dc89" style:font-size-asian="10pt"/>
    </style:style>
    <style:style style:name="P12" style:family="paragraph" style:parent-style-name="Table_20_Paragraph">
      <style:paragraph-properties fo:margin-left="-0.309cm" fo:margin-right="0.563cm" fo:margin-top="0cm" fo:margin-bottom="0cm" style:contextual-spacing="false" fo:line-height="0.55cm">
        <style:tab-stops>
          <style:tab-stop style:position="5.438cm"/>
        </style:tab-stops>
      </style:paragraph-properties>
      <style:text-properties style:font-name="Times New Roman" officeooo:paragraph-rsid="0015dc89"/>
    </style:style>
    <style:style style:name="P13" style:family="paragraph" style:parent-style-name="Table_20_Paragraph">
      <style:paragraph-properties fo:margin-left="-0.062cm" fo:margin-right="0.076cm" fo:margin-top="0cm" fo:margin-bottom="0cm" style:contextual-spacing="false" fo:line-height="0.55cm">
        <style:tab-stops>
          <style:tab-stop style:position="0.953cm"/>
          <style:tab-stop style:position="4.932cm"/>
        </style:tab-stops>
      </style:paragraph-properties>
      <style:text-properties style:font-name="Times New Roman" officeooo:paragraph-rsid="0015dc89"/>
    </style:style>
    <style:style style:name="P14" style:family="paragraph" style:parent-style-name="Table_20_Paragraph">
      <style:paragraph-properties fo:margin-left="0.333cm" fo:margin-right="-0.686cm" fo:margin-top="0cm" fo:margin-bottom="0cm" style:contextual-spacing="false" fo:line-height="0.55cm">
        <style:tab-stops>
          <style:tab-stop style:position="1.487cm"/>
          <style:tab-stop style:position="5.175cm"/>
        </style:tab-stops>
      </style:paragraph-properties>
      <style:text-properties fo:color="#000000" loext:opacity="100%" style:font-name="Times New Roman" fo:font-size="12pt" officeooo:paragraph-rsid="0015dc89" style:font-size-asian="12pt" style:font-size-complex="12pt"/>
    </style:style>
    <style:style style:name="P15" style:family="paragraph" style:parent-style-name="Table_20_Paragraph">
      <style:paragraph-properties fo:margin-left="0cm" fo:margin-right="0.864cm" fo:margin-top="0cm" fo:margin-bottom="0cm" style:contextual-spacing="false" fo:line-height="0.406cm"/>
      <style:text-properties style:font-name="Times New Roman" officeooo:paragraph-rsid="0015dc89"/>
    </style:style>
    <style:style style:name="P16" style:family="paragraph" style:parent-style-name="Table_20_Paragraph">
      <style:paragraph-properties fo:margin-left="0cm" fo:margin-right="0.132cm" fo:margin-top="0cm" fo:margin-bottom="0cm" style:contextual-spacing="false" fo:line-height="0.406cm"/>
      <style:text-properties style:font-name="Times New Roman" officeooo:paragraph-rsid="0015dc89"/>
    </style:style>
    <style:style style:name="P17" style:family="paragraph" style:parent-style-name="Table_20_Paragraph">
      <style:paragraph-properties fo:margin-left="1cm" fo:margin-right="0cm" fo:margin-top="0cm" fo:margin-bottom="0cm" style:contextual-spacing="false" fo:line-height="0.406cm"/>
      <style:text-properties style:font-name="Times New Roman" officeooo:paragraph-rsid="0015dc89"/>
    </style:style>
    <style:style style:name="P18" style:family="paragraph" style:parent-style-name="Text_20_body">
      <style:paragraph-properties fo:margin-left="0cm" fo:margin-right="0cm" fo:margin-top="0.362cm" fo:margin-bottom="0cm" style:contextual-spacing="false"/>
      <style:text-properties style:font-name="Times New Roman" fo:font-size="14pt" officeooo:paragraph-rsid="0015dc89" style:font-size-asian="14pt"/>
    </style:style>
    <style:style style:name="P19" style:family="paragraph" style:parent-style-name="Title">
      <style:text-properties style:font-name="Times New Roman" fo:letter-spacing="-0.004cm" officeooo:paragraph-rsid="0015dc89"/>
    </style:style>
    <style:style style:name="P20" style:family="paragraph" style:parent-style-name="Title">
      <style:paragraph-properties fo:margin-left="0.238cm" fo:margin-right="0.004cm"/>
      <style:text-properties style:font-name="Times New Roman" officeooo:paragraph-rsid="0015dc89"/>
    </style:style>
    <style:style style:name="P21" style:family="paragraph" style:parent-style-name="Text_20_body">
      <style:paragraph-properties fo:margin-left="0cm" fo:margin-right="0cm" fo:margin-top="0cm" fo:margin-bottom="0cm" style:contextual-spacing="false"/>
      <style:text-properties style:font-name="Times New Roman" fo:font-size="10pt" officeooo:paragraph-rsid="0015dc89" style:font-size-asian="10pt"/>
    </style:style>
    <style:style style:name="P22" style:family="paragraph" style:parent-style-name="Text_20_body">
      <style:paragraph-properties fo:margin-left="0cm" fo:margin-right="0cm" fo:margin-top="0.235cm" fo:margin-bottom="0cm" style:contextual-spacing="false"/>
      <style:text-properties style:font-name="Times New Roman" fo:font-size="10pt" officeooo:paragraph-rsid="0015dc89" style:font-size-asian="10pt"/>
    </style:style>
    <style:style style:name="P23" style:family="paragraph" style:parent-style-name="Table_20_Paragraph">
      <style:paragraph-properties fo:margin-left="2.99cm" fo:margin-right="1.736cm" fo:margin-top="0cm" fo:margin-bottom="0cm" style:contextual-spacing="false" fo:text-align="start" style:justify-single-word="false" fo:text-indent="-1.247cm" style:auto-text-indent="false"/>
      <style:text-properties style:font-name="Times New Roman" officeooo:paragraph-rsid="0015dc89"/>
    </style:style>
    <style:style style:name="P24" style:family="paragraph" style:parent-style-name="Table_20_Paragraph">
      <style:paragraph-properties fo:margin-left="0cm" fo:margin-right="0cm" fo:margin-top="0.016cm" fo:margin-bottom="0cm" style:contextual-spacing="false" fo:text-align="center" style:justify-single-word="false"/>
      <style:text-properties style:font-name="Times New Roman" fo:font-size="12pt" officeooo:paragraph-rsid="0015dc89" style:font-size-asian="12pt"/>
    </style:style>
    <style:style style:name="P25" style:family="paragraph" style:parent-style-name="Table_20_Paragraph">
      <style:paragraph-properties fo:margin-left="0.088cm" fo:margin-right="0cm" fo:margin-top="0cm" fo:margin-bottom="0cm" style:contextual-spacing="false" fo:line-height="0.452cm" fo:text-align="center" style:justify-single-word="false"/>
      <style:text-properties style:font-name="Times New Roman" officeooo:paragraph-rsid="0015dc89"/>
    </style:style>
    <style:style style:name="P26" style:family="paragraph" style:parent-style-name="Text_20_body">
      <style:paragraph-properties fo:margin-left="0cm" fo:margin-right="0cm" fo:margin-top="0.231cm" fo:margin-bottom="0cm" style:contextual-spacing="false"/>
      <style:text-properties style:font-name="Times New Roman" officeooo:paragraph-rsid="0015dc89"/>
    </style:style>
    <style:style style:name="P27" style:family="paragraph" style:parent-style-name="Standard">
      <style:paragraph-properties fo:margin-left="0.464cm" fo:margin-right="0cm" fo:margin-top="0cm" fo:margin-bottom="0cm" style:contextual-spacing="false" fo:text-align="start" style:justify-single-word="false" fo:text-indent="0cm" style:auto-text-indent="false"/>
      <style:text-properties style:font-name="Times New Roman" officeooo:paragraph-rsid="0015dc89"/>
    </style:style>
    <style:style style:name="P28" style:family="paragraph" style:parent-style-name="Table_20_Paragraph">
      <style:paragraph-properties fo:margin-left="0.088cm" fo:margin-right="0cm" fo:margin-top="0cm" fo:margin-bottom="0cm" style:contextual-spacing="false" fo:line-height="0.568cm" fo:text-align="start" style:justify-single-word="false"/>
      <style:text-properties style:font-name="Times New Roman" officeooo:paragraph-rsid="0015dc89"/>
    </style:style>
    <style:style style:name="P29" style:family="paragraph" style:parent-style-name="Table_20_Paragraph">
      <style:paragraph-properties fo:margin-left="0.088cm" fo:margin-right="0cm" fo:margin-top="0cm" fo:margin-bottom="0cm" style:contextual-spacing="false" fo:line-height="0.568cm" fo:text-align="start" style:justify-single-word="false"/>
      <style:text-properties style:font-name="Times New Roman" fo:font-size="12pt" fo:letter-spacing="-0.018cm" officeooo:paragraph-rsid="0015dc89" style:font-size-asian="12pt"/>
    </style:style>
    <style:style style:name="P30" style:family="paragraph" style:parent-style-name="Table_20_Paragraph">
      <style:paragraph-properties fo:margin-left="0.053cm" fo:margin-right="0.088cm" fo:margin-top="0.332cm" fo:margin-bottom="0cm" style:contextual-spacing="false" fo:line-height="0.393cm"/>
      <style:text-properties style:font-name="Times New Roman" fo:font-size="12pt" fo:letter-spacing="-0.007cm" officeooo:paragraph-rsid="0015dc89" style:font-size-asian="12pt"/>
    </style:style>
    <style:style style:name="P31" style:family="paragraph" style:parent-style-name="Table_20_Paragraph">
      <style:paragraph-properties fo:margin-left="0.053cm" fo:margin-right="0cm" fo:margin-top="0cm" fo:margin-bottom="0cm" style:contextual-spacing="false" fo:line-height="0.393cm">
        <style:tab-stops>
          <style:tab-stop style:position="3.545cm"/>
        </style:tab-stops>
      </style:paragraph-properties>
      <style:text-properties style:font-name="Times New Roman" officeooo:paragraph-rsid="0015dc89"/>
    </style:style>
    <style:style style:name="P32" style:family="paragraph" style:parent-style-name="Table_20_Paragraph">
      <style:paragraph-properties fo:margin-left="0.822cm" fo:margin-right="0cm" fo:margin-top="0.176cm" fo:margin-bottom="0cm" style:contextual-spacing="false" fo:line-height="0.617cm" fo:text-align="start" style:justify-single-word="false"/>
      <style:text-properties style:font-name="Times New Roman" officeooo:paragraph-rsid="0015dc89"/>
    </style:style>
    <style:style style:name="P33" style:family="paragraph" style:parent-style-name="Table_20_Paragraph">
      <style:paragraph-properties fo:margin-left="0.208cm" fo:margin-right="-5.158cm" fo:margin-top="0cm" fo:margin-bottom="0cm" style:contextual-spacing="false" fo:line-height="0.326cm" fo:text-align="start" style:justify-single-word="false">
        <style:tab-stops>
          <style:tab-stop style:position="4.496cm"/>
          <style:tab-stop style:position="10.239cm"/>
        </style:tab-stops>
      </style:paragraph-properties>
      <style:text-properties style:font-name="Times New Roman" officeooo:paragraph-rsid="0015dc89"/>
    </style:style>
    <style:style style:name="P34" style:family="paragraph" style:parent-style-name="Table_20_Paragraph">
      <style:paragraph-properties fo:margin-left="0.61cm" fo:margin-right="0cm" fo:margin-top="0.176cm" fo:margin-bottom="0cm" style:contextual-spacing="false"/>
      <style:text-properties style:font-name="Times New Roman" fo:font-size="12pt" fo:letter-spacing="-0.004cm" officeooo:rsid="001bbce3" officeooo:paragraph-rsid="0015dc89" style:font-size-asian="12pt" style:text-scale="105%"/>
    </style:style>
    <style:style style:name="P35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/>
      <style:text-properties style:font-name="Times New Roman" fo:font-size="8pt" officeooo:paragraph-rsid="0015dc89" style:font-size-asian="8pt"/>
    </style:style>
    <style:style style:name="P36" style:family="paragraph" style:parent-style-name="Table_20_Paragraph">
      <style:paragraph-properties fo:margin-left="1.192cm" fo:margin-right="0cm" fo:margin-top="0cm" fo:margin-bottom="0cm" style:contextual-spacing="false" fo:line-height="0.397cm" fo:text-align="start" style:justify-single-word="false"/>
      <style:text-properties style:font-name="Times New Roman" officeooo:paragraph-rsid="0015dc89"/>
    </style:style>
    <style:style style:name="P37" style:family="paragraph" style:parent-style-name="Table_20_Paragraph">
      <style:paragraph-properties fo:margin-left="0.612cm" fo:margin-right="0cm" fo:margin-top="0cm" fo:margin-bottom="0cm" style:contextual-spacing="false" fo:line-height="0.397cm"/>
      <style:text-properties style:font-name="Times New Roman" officeooo:paragraph-rsid="0015dc89"/>
    </style:style>
    <style:style style:name="P38" style:family="paragraph" style:parent-style-name="Text_20_body">
      <style:paragraph-properties fo:margin-left="0.238cm" fo:margin-right="0cm" fo:margin-top="0.686cm" fo:margin-bottom="0cm" style:contextual-spacing="false" fo:text-align="center" style:justify-single-word="false"/>
      <style:text-properties style:font-name="Times New Roman" officeooo:paragraph-rsid="0015dc89"/>
    </style:style>
    <style:style style:name="P39" style:family="paragraph" style:parent-style-name="Text_20_body">
      <style:paragraph-properties fo:margin-left="0.238cm" fo:margin-right="0cm" fo:margin-top="0.686cm" fo:margin-bottom="0cm" style:contextual-spacing="false" fo:text-align="center" style:justify-single-word="false"/>
      <style:text-properties style:font-name="Times New Roman" fo:font-size="14pt" officeooo:paragraph-rsid="0015dc89" style:font-size-asian="14pt" style:font-size-complex="14pt"/>
    </style:style>
    <style:style style:name="P40" style:family="paragraph" style:parent-style-name="Heading_20_2">
      <style:paragraph-properties fo:margin-left="0.238cm" fo:margin-right="0cm" fo:margin-top="0.686cm" fo:margin-bottom="0cm" style:contextual-spacing="false" fo:text-align="start" style:justify-single-word="false"/>
      <style:text-properties fo:color="#000000" loext:opacity="100%" style:font-name="Times New Roman" fo:font-size="14pt" officeooo:paragraph-rsid="0015dc89" style:font-size-asian="14pt" style:font-size-complex="14pt"/>
    </style:style>
    <style:style style:name="P41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Times New Roman" fo:font-size="14pt" fo:letter-spacing="normal" fo:font-style="normal" fo:font-weight="normal" style:font-size-asian="14pt" style:font-size-complex="14pt"/>
    </style:style>
    <style:style style:name="P4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Times New Roman" fo:font-size="14pt" fo:letter-spacing="normal" fo:font-style="normal" fo:font-weight="normal" style:font-size-asian="14pt" style:font-size-complex="14pt"/>
    </style:style>
    <style:style style:name="P43" style:family="paragraph" style:parent-style-name="Heading_20_2">
      <style:paragraph-properties fo:margin-left="0.423cm" fo:margin-right="0cm" fo:line-height="150%" fo:orphans="2" fo:widows="2" fo:text-indent="0cm" style:auto-text-indent="false"/>
    </style:style>
    <style:style style:name="P44" style:family="paragraph" style:parent-style-name="Text_20_body" style:list-style-name="L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Times New Roman" fo:font-size="14pt" fo:letter-spacing="normal" fo:font-style="normal" fo:font-weight="normal" style:font-size-asian="14pt" style:font-size-complex="14pt"/>
    </style:style>
    <style:style style:name="P46" style:family="paragraph" style:parent-style-name="Text_20_body">
      <style:paragraph-properties fo:margin-left="0.238cm" fo:margin-right="0cm" fo:margin-top="0.686cm" fo:margin-bottom="0cm" style:contextual-spacing="false" fo:text-align="start" style:justify-single-word="false"/>
      <style:text-properties fo:color="#000000" loext:opacity="100%" style:font-name="Times New Roman" fo:font-size="14pt" officeooo:paragraph-rsid="0015dc89" style:font-size-asian="14pt" style:font-size-complex="14pt"/>
    </style:style>
    <style:style style:name="P47" style:family="paragraph" style:parent-style-name="Heading_20_2">
      <style:paragraph-properties fo:margin-left="0.423cm" fo:margin-right="0cm" fo:line-height="150%" fo:text-align="center" style:justify-single-word="false" fo:orphans="2" fo:widows="2" fo:text-indent="0cm" style:auto-text-indent="false"/>
      <style:text-properties fo:font-variant="normal" fo:text-transform="none" fo:color="#404040" loext:opacity="100%" style:font-name="Times New Roman" fo:letter-spacing="normal" fo:font-style="normal" fo:font-weight="normal"/>
    </style:style>
    <style:style style:name="P48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fo:color="#000000" loext:opacity="100%" style:font-name="Times New Roman" fo:font-size="14pt" fo:font-style="italic" style:font-size-asian="14pt" style:font-size-complex="14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4pt" style:font-size-asian="14pt" style:font-size-complex="14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000000" loext:opacity="100%" style:font-name="Times New Roman" fo:font-size="14pt" style:font-size-asian="14pt" style:font-size-complex="14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4pt" fo:font-style="italic" style:font-size-asian="14pt" style:font-size-complex="14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000000" loext:opacity="100%" style:font-name="Times New Roman" fo:font-size="14pt" fo:font-style="italic" style:font-size-asian="14pt" style:font-size-complex="14pt"/>
    </style:style>
    <style:style style:name="P53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54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55" style:family="paragraph" style:parent-style-name="Text_20_body">
      <style:paragraph-properties fo:margin-left="0.423cm" fo:margin-right="0cm" fo:line-height="150%" fo:text-align="center" style:justify-single-word="false" fo:orphans="2" fo:widows="2" fo:text-indent="0cm" style:auto-text-indent="false"/>
      <style:text-properties fo:color="#000000" loext:opacity="100%" style:font-name="Times New Roman"/>
    </style:style>
    <style:style style:name="T1" style:family="text">
      <style:text-properties fo:font-size="12pt" fo:letter-spacing="-0.011cm" style:font-size-asian="12pt"/>
    </style:style>
    <style:style style:name="T2" style:family="text">
      <style:text-properties fo:font-size="12pt" fo:letter-spacing="-0.023cm" style:font-size-asian="12pt"/>
    </style:style>
    <style:style style:name="T3" style:family="text">
      <style:text-properties fo:font-size="12pt" fo:letter-spacing="-0.021cm" style:font-size-asian="12pt"/>
    </style:style>
    <style:style style:name="T4" style:family="text">
      <style:text-properties fo:font-size="12pt" fo:letter-spacing="-0.019cm" style:font-size-asian="12pt"/>
    </style:style>
    <style:style style:name="T5" style:family="text">
      <style:text-properties fo:font-size="12pt" fo:letter-spacing="-0.016cm" style:font-size-asian="12pt"/>
    </style:style>
    <style:style style:name="T6" style:family="text">
      <style:text-properties fo:letter-spacing="-0.011cm"/>
    </style:style>
    <style:style style:name="T7" style:family="text">
      <style:text-properties fo:letter-spacing="-0.021cm"/>
    </style:style>
    <style:style style:name="T8" style:family="text">
      <style:text-properties fo:letter-spacing="-0.016cm"/>
    </style:style>
    <style:style style:name="T9" style:family="text">
      <style:text-properties fo:letter-spacing="-0.018cm"/>
    </style:style>
    <style:style style:name="T10" style:family="text">
      <style:text-properties fo:letter-spacing="-0.025cm"/>
    </style:style>
    <style:style style:name="T11" style:family="text">
      <style:text-properties fo:letter-spacing="-0.019cm"/>
    </style:style>
    <style:style style:name="T12" style:family="text">
      <style:text-properties fo:font-size="12pt" style:font-size-asian="12pt" style:text-scale="105%"/>
    </style:style>
    <style:style style:name="T13" style:family="text">
      <style:text-properties fo:font-size="12pt" fo:letter-spacing="0.051cm" style:font-size-asian="12pt" style:text-scale="105%"/>
    </style:style>
    <style:style style:name="T14" style:family="text">
      <style:text-properties fo:font-size="12pt" fo:letter-spacing="-0.009cm" style:font-size-asian="12pt" style:text-scale="105%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fo:letter-spacing="0.06cm" style:font-size-asian="12pt"/>
    </style:style>
    <style:style style:name="T17" style:family="text">
      <style:text-properties fo:font-size="12pt" fo:letter-spacing="-0.004cm" style:font-size-asian="12pt"/>
    </style:style>
    <style:style style:name="T18" style:family="text">
      <style:text-properties fo:font-size="12pt" fo:letter-spacing="0.106cm" style:text-underline-style="solid" style:text-underline-width="auto" style:text-underline-color="font-color" style:font-size-asian="12pt" style:text-scale="110%"/>
    </style:style>
    <style:style style:name="T19" style:family="text">
      <style:text-properties fo:font-size="12pt" style:text-underline-style="solid" style:text-underline-width="auto" style:text-underline-color="font-color" style:font-size-asian="12pt" style:text-scale="110%"/>
    </style:style>
    <style:style style:name="T20" style:family="text">
      <style:text-properties fo:font-size="12pt" fo:letter-spacing="-0.014cm" style:text-underline-style="solid" style:text-underline-width="auto" style:text-underline-color="font-color" style:font-size-asian="12pt" style:text-scale="110%"/>
    </style:style>
    <style:style style:name="T21" style:family="text">
      <style:text-properties fo:font-size="12pt" fo:letter-spacing="-0.016cm" style:text-underline-style="solid" style:text-underline-width="auto" style:text-underline-color="font-color" style:font-size-asian="12pt" style:text-scale="110%"/>
    </style:style>
    <style:style style:name="T22" style:family="text">
      <style:text-properties fo:font-size="12pt" fo:letter-spacing="-0.018cm" style:text-underline-style="solid" style:text-underline-width="auto" style:text-underline-color="font-color" style:font-size-asian="12pt" style:text-scale="110%"/>
    </style:style>
    <style:style style:name="T23" style:family="text">
      <style:text-properties fo:font-size="12pt" fo:letter-spacing="-0.004cm" style:text-underline-style="solid" style:text-underline-width="auto" style:text-underline-color="font-color" style:font-size-asian="12pt" style:text-scale="110%"/>
    </style:style>
    <style:style style:name="T24" style:family="text">
      <style:text-properties fo:color="#000000" loext:opacity="100%" fo:font-size="12pt" style:text-underline-style="solid" style:text-underline-width="auto" style:text-underline-color="font-color" fo:background-color="#bfbfbf" loext:char-shading-value="0" style:font-size-asian="12pt"/>
    </style:style>
    <style:style style:name="T25" style:family="text">
      <style:text-properties fo:color="#000000" loext:opacity="100%" fo:font-size="12pt" style:text-underline-style="solid" style:text-underline-width="auto" style:text-underline-color="font-color" fo:background-color="#bfbfbf" loext:char-shading-value="0" style:font-size-asian="12pt" style:text-scale="105%"/>
    </style:style>
    <style:style style:name="T26" style:family="text">
      <style:text-properties fo:color="#000000" loext:opacity="100%" fo:font-size="12pt" fo:letter-spacing="-0.002cm" style:text-underline-style="solid" style:text-underline-width="auto" style:text-underline-color="font-color" fo:background-color="#bfbfbf" loext:char-shading-value="0" style:font-size-asian="12pt" style:text-scale="110%"/>
    </style:style>
    <style:style style:name="T27" style:family="text">
      <style:text-properties fo:color="#000000" loext:opacity="100%" fo:font-size="12pt" fo:letter-spacing="-0.007cm" style:text-underline-style="solid" style:text-underline-width="auto" style:text-underline-color="font-color" fo:background-color="#bfbfbf" loext:char-shading-value="0" style:font-size-asian="12pt" style:text-scale="110%"/>
    </style:style>
    <style:style style:name="T2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letter-spacing="normal"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9pt" fo:letter-spacing="0.004cm" style:font-size-asian="9pt"/>
    </style:style>
    <style:style style:name="T32" style:family="text">
      <style:text-properties fo:font-size="9pt" fo:letter-spacing="0.049cm" style:font-size-asian="9pt"/>
    </style:style>
    <style:style style:name="T33" style:family="text">
      <style:text-properties fo:font-size="9pt" fo:letter-spacing="0.051cm" style:font-size-asian="9pt"/>
    </style:style>
    <style:style style:name="T34" style:family="text">
      <style:text-properties fo:font-size="9pt" fo:letter-spacing="-0.004cm" style:font-size-asian="9pt"/>
    </style:style>
    <style:style style:name="T35" style:family="text">
      <style:text-properties fo:font-size="9pt" style:font-size-asian="9pt" style:text-scale="105%"/>
    </style:style>
    <style:style style:name="T36" style:family="text">
      <style:text-properties fo:font-size="9pt" fo:letter-spacing="0.004cm" style:font-size-asian="9pt" style:text-scale="110%"/>
    </style:style>
    <style:style style:name="T37" style:family="text">
      <style:text-properties fo:font-size="9pt" fo:letter-spacing="-0.007cm" style:font-size-asian="9pt" style:text-scale="110%"/>
    </style:style>
    <style:style style:name="T38" style:family="text">
      <style:text-properties fo:font-size="9pt" style:font-size-asian="9pt" style:text-scale="110%"/>
    </style:style>
    <style:style style:name="T39" style:family="text">
      <style:text-properties fo:font-size="9pt" fo:letter-spacing="-0.009cm" style:font-size-asian="9pt" style:text-scale="110%"/>
    </style:style>
    <style:style style:name="T40" style:family="text">
      <style:text-properties fo:font-size="9pt" fo:letter-spacing="-0.004cm" style:font-size-asian="9pt" style:text-scale="110%"/>
    </style:style>
    <style:style style:name="T41" style:family="text">
      <style:text-properties fo:letter-spacing="-0.012cm"/>
    </style:style>
    <style:style style:name="T42" style:family="text">
      <style:text-properties fo:letter-spacing="-0.004cm"/>
    </style:style>
    <style:style style:name="T43" style:family="text">
      <style:text-properties fo:font-size="14pt" style:font-size-asian="14pt"/>
    </style:style>
    <style:style style:name="T44" style:family="text">
      <style:text-properties fo:font-size="14pt" fo:letter-spacing="-0.032cm" style:font-size-asian="14pt"/>
    </style:style>
    <style:style style:name="T45" style:family="text">
      <style:text-properties fo:font-size="14pt" fo:letter-spacing="-0.03cm" style:font-size-asian="14pt"/>
    </style:style>
    <style:style style:name="T46" style:family="text">
      <style:text-properties fo:font-size="14pt" fo:language="en" fo:country="US" officeooo:rsid="0015dc89" style:font-size-asian="14pt"/>
    </style:style>
    <style:style style:name="T47" style:family="text">
      <style:text-properties fo:font-size="12pt" fo:letter-spacing="-0.014cm" style:font-size-asian="12pt"/>
    </style:style>
    <style:style style:name="T48" style:family="text">
      <style:text-properties fo:font-size="12pt" fo:letter-spacing="-0.004cm" fo:language="ru" fo:country="RU" officeooo:rsid="0015dc89" style:font-size-asian="12pt"/>
    </style:style>
    <style:style style:name="T49" style:family="text">
      <style:text-properties fo:font-size="12pt" fo:letter-spacing="-0.002cm" style:font-size-asian="12pt"/>
    </style:style>
    <style:style style:name="T50" style:family="text">
      <style:text-properties fo:font-size="12pt" style:font-size-asian="12pt" style:text-scale="110%"/>
    </style:style>
    <style:style style:name="T51" style:family="text">
      <style:text-properties fo:font-size="12pt" fo:letter-spacing="-0.021cm" style:font-size-asian="12pt" style:text-scale="110%"/>
    </style:style>
    <style:style style:name="T52" style:family="text">
      <style:text-properties fo:font-size="12pt" fo:letter-spacing="-0.009cm" style:font-size-asian="12pt" style:text-scale="110%"/>
    </style:style>
    <style:style style:name="T53" style:family="text">
      <style:text-properties fo:color="#000000" loext:opacity="100%" fo:font-size="12pt" fo:background-color="#bfbfbf" loext:char-shading-value="0" style:font-size-asian="12pt" style:text-scale="105%"/>
    </style:style>
    <style:style style:name="T54" style:family="text">
      <style:text-properties fo:color="#000000" loext:opacity="100%" fo:font-size="12pt" fo:letter-spacing="0.004cm" fo:background-color="#bfbfbf" loext:char-shading-value="0" style:font-size-asian="12pt" style:text-scale="110%"/>
    </style:style>
    <style:style style:name="T55" style:family="text">
      <style:text-properties fo:color="#000000" loext:opacity="100%" fo:font-size="12pt" fo:letter-spacing="-0.007cm" fo:background-color="#bfbfbf" loext:char-shading-value="0" style:font-size-asian="12pt" style:text-scale="110%"/>
    </style:style>
    <style:style style:name="T56" style:family="text">
      <style:text-properties fo:letter-spacing="-0.026cm"/>
    </style:style>
    <style:style style:name="T57" style:family="text">
      <style:text-properties fo:letter-spacing="-0.007cm"/>
    </style:style>
    <style:style style:name="T58" style:family="text">
      <style:text-properties fo:font-variant="normal" fo:text-transform="none" fo:color="#404040" loext:opacity="100%" fo:letter-spacing="normal" fo:font-style="normal" fo:font-weight="bold"/>
    </style:style>
    <style:style style:name="T59" style:family="text">
      <style:text-properties fo:font-variant="normal" fo:text-transform="none" fo:color="#404040" loext:opacity="100%" style:font-name="Times New Roman" fo:font-size="14pt" fo:letter-spacing="normal" fo:font-style="normal" fo:font-weight="bold" style:font-size-asian="14pt" style:font-size-complex="14pt"/>
    </style:style>
    <style:style style:name="T60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</text:span><text:span text:style-name="T2"> </text:span><text:span text:style-name="T1">НАУКИ</text:span><text:span text:style-name="T3"> </text:span><text:span text:style-name="T1">И</text:span><text:span text:style-name="T4"> </text:span><text:span text:style-name="T1">ВЫСШЕГО</text:span><text:span text:style-name="T4"> </text:span><text:span text:style-name="T1">ОБРАЗОВАНИЯ</text:span><text:span text:style-name="T5"> </text:span><text:span text:style-name="T1">РОССИЙСКОЙ</text:span><text:span text:style-name="T4"> </text:span><text:span text:style-name="T1">ФЕДЕРАЦИИ</text:span></text:p>
      <text:p text:style-name="P2"><text:span text:style-name="T6">Федеральное</text:span><text:span text:style-name="T7"> </text:span><text:span text:style-name="T6">государственное</text:span><text:span text:style-name="T8"> </text:span><text:span text:style-name="T6">автономное</text:span><text:span text:style-name="T8"> </text:span><text:span text:style-name="T6">образовательное</text:span><text:span text:style-name="T9"> </text:span><text:span text:style-name="T6">учреждение</text:span><text:span text:style-name="T8"> </text:span><text:span text:style-name="T6">высшего</text:span><text:span text:style-name="T8"> </text:span><text:span text:style-name="T6">образования</text:span></text:p>
      <text:p text:style-name="P3"><text:span text:style-name="T6">«Санкт-Петербургский</text:span><text:span text:style-name="T10"> </text:span><text:span text:style-name="T6">государственный</text:span><text:span text:style-name="T11"> </text:span><text:span text:style-name="T6">университет</text:span><text:span text:style-name="T9"> </text:span><text:span text:style-name="T6">аэрокосмического</text:span><text:span text:style-name="T8"> </text:span><text:span text:style-name="T6">приборостроения»</text:span></text:p>
      <text:p text:style-name="P4"/>
      <text:p text:style-name="P5"><text:span text:style-name="T12">КАФЕДРА</text:span><text:span text:style-name="T13"> </text:span><text:span text:style-name="T14">33</text:span></text:p>
      <text:p text:style-name="P6"/>
      <text:p text:style-name="P6"/>
      <text:p text:style-name="P7"/>
      <text:p text:style-name="P8">ОТЧЕТ</text:p>
      <text:p text:style-name="P9"><text:span text:style-name="T15">ЗАЩИЩЕН</text:span><text:span text:style-name="T16"> </text:span><text:span text:style-name="T15">С</text:span><text:span text:style-name="T16"> </text:span><text:span text:style-name="T17">ОЦЕНКОЙ</text:span></text:p>
      <text:p text:style-name="P10">ПРЕПОДАВАТЕЛЬ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18"><text:s text:c="2"/></text:span><text:span text:style-name="T19">Канд.</text:span><text:span text:style-name="T20"> </text:span><text:span text:style-name="T19">тех.</text:span><text:span text:style-name="T21"> </text:span><text:span text:style-name="T19">наук,</text:span><text:span text:style-name="T22"> </text:span><text:span text:style-name="T23">доцент</text:span></text:p>
          </table:table-cell>
          <table:table-cell table:style-name="Таблица1.A1" office:value-type="string">
            <text:p text:style-name="P13"><text:span text:style-name="T24"><text:tab/></text:span><text:span text:style-name="T25">подпись,</text:span><text:span text:style-name="T26"> </text:span><text:span text:style-name="T27">дата</text:span></text:p>
          </table:table-cell>
          <table:table-cell table:style-name="Таблица1.A1" office:value-type="string">
            <text:p text:style-name="P14"><text:span text:style-name="T28">Жиданов</text:span><text:span text:style-name="T29"> </text:span><text:span text:style-name="T28">К.А.</text:span><text:span text:style-name="T30"> 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31">должность,</text:span><text:span text:style-name="T32"> </text:span><text:span text:style-name="T31">уч.</text:span><text:span text:style-name="T32"> </text:span><text:span text:style-name="T31">степень,</text:span><text:span text:style-name="T33"> </text:span><text:span text:style-name="T34">звание</text:span></text:p>
          </table:table-cell>
          <table:table-cell table:style-name="Таблица1.A1" office:value-type="string">
            <text:p text:style-name="P16"><text:span text:style-name="T35">подпись,</text:span><text:span text:style-name="T36"> </text:span><text:span text:style-name="T37">дата</text:span></text:p>
          </table:table-cell>
          <table:table-cell table:style-name="Таблица1.A1" office:value-type="string">
            <text:p text:style-name="P17"><text:span text:style-name="T38">инициалы,</text:span><text:span text:style-name="T39"> </text:span><text:span text:style-name="T40">фамилия</text:span></text:p>
          </table:table-cell>
        </table:table-row>
      </table:table>
      <text:p text:style-name="P18"/>
      <text:p text:style-name="P19">ОТЧЕТ</text:p>
      <text:p text:style-name="P20">О<text:span text:style-name="T41"> </text:span>ЛАБОРАТОРНОЙ<text:span text:style-name="T6"> </text:span><text:span text:style-name="T42">РАБОТЕ</text:span></text:p>
      <text:p text:style-name="P21"/>
      <text:p text:style-name="P2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3"><text:span text:style-name="T43">ЛАБОРАТОРНАЯ</text:span><text:span text:style-name="T44"> </text:span><text:span text:style-name="T43">РАБОТА</text:span><text:span text:style-name="T45"> </text:span><text:span text:style-name="T43">№</text:span><text:span text:style-name="T46">1</text:span><text:span text:style-name="T43"> </text:span></text:p>
          </table:table-cell>
        </table:table-row>
        <table:table-row table:style-name="Таблица2.2">
          <table:table-cell table:style-name="Таблица2.A1" office:value-type="string">
            <text:p text:style-name="P24"/>
            <text:p text:style-name="P25"><text:span text:style-name="T15">по</text:span><text:span text:style-name="T47"> </text:span><text:span text:style-name="T15">дисциплине:</text:span><text:span text:style-name="T47"> </text:span><text:span text:style-name="T15">Основы</text:span><text:span text:style-name="T47"> </text:span><text:span text:style-name="T48">программирования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/>
      <text:p text:style-name="P27"><text:span text:style-name="T15">РАБОТУ</text:span><text:span text:style-name="T49"> </text:span><text:span text:style-name="T17">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8"><text:span text:style-name="T50">Студент</text:span><text:span text:style-name="T51"> </text:span><text:span text:style-name="T52">гр.</text:span></text:p>
            <text:p text:style-name="P29">№</text:p>
          </table:table-cell>
          <table:table-cell table:style-name="Таблица3.A1" office:value-type="string">
            <text:p text:style-name="P30">3331</text:p>
            <text:p text:style-name="P31"/>
          </table:table-cell>
          <table:table-cell table:style-name="Таблица3.A1" office:value-type="string">
            <text:p text:style-name="P32"><text:span text:style-name="T53">подпись,</text:span><text:span text:style-name="T54"> </text:span><text:span text:style-name="T55">дата</text:span></text:p>
            <text:p text:style-name="P33"/>
          </table:table-cell>
          <table:table-cell table:style-name="Таблица3.A1" office:value-type="string">
            <text:p text:style-name="P34">М.Ф. Купфер</text:p>
          </table:table-cell>
        </table:table-row>
        <table:table-row table:style-name="Таблица3.2"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6"><text:span text:style-name="T35">подпись,</text:span><text:span text:style-name="T36"> </text:span><text:span text:style-name="T37">дата</text:span></text:p>
          </table:table-cell>
          <table:table-cell table:style-name="Таблица3.A1" office:value-type="string">
            <text:p text:style-name="P37"><text:span text:style-name="T38">инициалы,</text:span><text:span text:style-name="T39"> </text:span><text:span text:style-name="T40">фамилия</text:span></text:p>
          </table:table-cell>
        </table:table-row>
      </table:table>
      <text:p text:style-name="P38">Санкт-Петербург<text:span text:style-name="T56"> </text:span><text:span text:style-name="T57">2025</text:span></text:p>
      <text:p text:style-name="P38"><text:span text:style-name="T57"/></text:p>
      <text:p text:style-name="P39"><text:soft-page-break/><text:span text:style-name="T57"/></text:p>
      <text:h text:style-name="P40" text:outline-level="2"><text:span text:style-name="Strong_20_Emphasis"><text:span text:style-name="T58">Цель работы</text:span></text:span></text:h>
      <text:p text:style-name="P41">Разработать веб-приложение для управления задачами (To-Do List) с использованием JavaScript (Node.js + React), обеспечивающее:</text:p>
      <text:list text:style-name="L1">
        <text:list-item>
          <text:p text:style-name="P42">Регистрацию и аутентификацию пользователей</text:p>
        </text:list-item>
        <text:list-item>
          <text:p text:style-name="P42">Добавление, редактирование, удаление и отметку выполнения задач</text:p>
        </text:list-item>
        <text:list-item>
          <text:p text:style-name="P42">Сохранение задач в базе данных (MongoDB)</text:p>
        </text:list-item>
        <text:list-item>
          <text:p text:style-name="P42">Интеграцию с Telegram-ботом для уведомлений и управления задачами</text:p>
        </text:list-item>
      </text:list>
      <text:h text:style-name="P43" text:outline-level="2"><text:span text:style-name="Strong_20_Emphasis"><text:span text:style-name="T59">Задачи</text:span></text:span></text:h>
      <text:list text:style-name="L2">
        <text:list-header>
          <text:p text:style-name="P44"><text:span text:style-name="Strong_20_Emphasis"><text:span text:style-name="T59">Настройка серверной части (Backend)</text:span></text:span></text:p>
          <text:list>
            <text:list-item>
              <text:p text:style-name="P45">Создать сервер на Node.js с Express</text:p>
            </text:list-item>
            <text:list-item>
              <text:p text:style-name="P45">Реализовать REST API для работы с задачами</text:p>
            </text:list-item>
            <text:list-item>
              <text:p text:style-name="P45">Настроить аутентификацию пользователей (JWT)</text:p>
            </text:list-item>
            <text:list-item>
              <text:p text:style-name="P45">Подключить базу данных MongoDB для хранения задач</text:p>
            </text:list-item>
            <text:list-item>
              <text:p text:style-name="P45">Интегрировать Telegram-бота для уведомлений</text:p>
            </text:list-item>
          </text:list>
        </text:list-header>
      </text:list>
      <text:p text:style-name="P46"/>
      <text:h text:style-name="P47" text:outline-level="2">1. Серверная часть (Node.js/Express)</text:h>
      <text:p text:style-name="P48"/>
      <text:p text:style-name="P49">require('dotenv').config();</text:p>
      <text:p text:style-name="P49">const express = require('express');</text:p>
      <text:p text:style-name="P49">const mongoose = require('mongoose');</text:p>
      <text:p text:style-name="P49">const bcrypt = require('bcryptjs');</text:p>
      <text:p text:style-name="P49">const jwt = require('jsonwebtoken');</text:p>
      <text:p text:style-name="P49">const cors = require('cors');</text:p>
      <text:p text:style-name="P49">const TelegramBot = require('node-telegram-bot-api');</text:p>
      <text:p text:style-name="P50"/>
      <text:p text:style-name="P49">const app = express();</text:p>
      <text:p text:style-name="P49">app.use(express.json());</text:p>
      <text:p text:style-name="P49">app.use(cors());</text:p>
      <text:p text:style-name="P50"/>
      <text:p text:style-name="P51"/>
      <text:p text:style-name="P49">const TELEGRAM_BOT_TOKEN = '7888410573:AAHOJ7zpJ7I9X5SzCxrfu-638d4uTGhV91Y';</text:p>
      <text:p text:style-name="P49">const TELEGRAM_BOT_USERNAME = 'project3331_bot';</text:p>
      <text:p text:style-name="P49">const bot = new TelegramBot(TELEGRAM_BOT_TOKEN, { polling: true });</text:p>
      <text:p text:style-name="P50"/>
      <text:p text:style-name="P51"><text:soft-page-break/></text:p>
      <text:p text:style-name="P49">mongoose.connect('mongodb://localhost:27017/todolist', { </text:p>
      <text:p text:style-name="P49"><text:s text:c="2"/>useNewUrlParser: true, </text:p>
      <text:p text:style-name="P49"><text:s text:c="2"/>useUnifiedTopology: true </text:p>
      <text:p text:style-name="P49">})</text:p>
      <text:p text:style-name="P49">.then(() =&gt; console.log('Connected to MongoDB'))</text:p>
      <text:p text:style-name="P49">.catch(err =&gt; console.error('MongoDB connection error:', err));</text:p>
      <text:p text:style-name="P52"/>
      <text:p text:style-name="P49">const UserSchema = new mongoose.Schema({</text:p>
      <text:p text:style-name="P49"><text:s text:c="2"/>username: { type: String, required: true, unique: true },</text:p>
      <text:p text:style-name="P49"><text:s text:c="2"/>password: { type: String, required: true },</text:p>
      <text:p text:style-name="P49"><text:s text:c="2"/>telegramChatId: { type: String, default: null }</text:p>
      <text:p text:style-name="P49">});</text:p>
      <text:p text:style-name="P50"/>
      <text:p text:style-name="P49">const TaskSchema = new mongoose.Schema({</text:p>
      <text:p text:style-name="P49"><text:s text:c="2"/>userId: { type: mongoose.Schema.Types.ObjectId, ref: 'User', required: true },</text:p>
      <text:p text:style-name="P49"><text:s text:c="2"/>title: { type: String, required: true },</text:p>
      <text:p text:style-name="P49"><text:s text:c="2"/>description: { type: String, default: '' },</text:p>
      <text:p text:style-name="P49"><text:s text:c="2"/>completed: { type: Boolean, default: false },</text:p>
      <text:p text:style-name="P49"><text:s text:c="2"/>createdAt: { type: Date, default: Date.now },</text:p>
      <text:p text:style-name="P49"><text:s text:c="2"/>dueDate: { type: Date, default: null }</text:p>
      <text:p text:style-name="P49">});</text:p>
      <text:p text:style-name="P50"/>
      <text:p text:style-name="P49">const User = mongoose.model('User', UserSchema);</text:p>
      <text:p text:style-name="P49">const Task = mongoose.model('Task', TaskSchema);</text:p>
      <text:p text:style-name="P50"/>
      <text:p text:style-name="P51"/>
      <text:p text:style-name="P49">bot.onText(/\/start/, (msg) =&gt; {</text:p>
      <text:p text:style-name="P49"><text:s text:c="2"/>const chatId = msg.chat.id;</text:p>
      <text:p text:style-name="P49"><text:s text:c="2"/>const welcomeMessage = `👋 Привет! Я бот для управления задачами (@${TELEGRAM_BOT_USERNAME}).\n\n` +</text:p>
      <text:p text:style-name="P49"><text:s text:c="24"/>`Чтобы привязать аккаунт, отправь мне команду:\n` +</text:p>
      <text:p text:style-name="P49"><text:s text:c="24"/>`/auth ТВОЙ_КОД_АУТЕНТИФИКАЦИИ\n\n` +</text:p>
      <text:p text:style-name="P49"><text:s text:c="24"/>`Код можно получить в веб-приложении.`;</text:p>
      <text:p text:style-name="P49"><text:s text:c="2"/>bot.sendMessage(chatId, welcomeMessage);</text:p>
      <text:p text:style-name="P49">});</text:p>
      <text:p text:style-name="P50"/>
      <text:p text:style-name="P49">bot.onText(/\/auth (.+)/, async (msg, match) =&gt; {</text:p>
      <text:p text:style-name="P49"><text:s text:c="2"/>const chatId = msg.chat.id;</text:p>
      <text:p text:style-name="P49"><text:s text:c="2"/>const authToken = match[1];</text:p>
      <text:p text:style-name="P50"><text:s text:c="2"/></text:p>
      <text:p text:style-name="P49"><text:s text:c="2"/>try {</text:p>
      <text:p text:style-name="P49"><text:s text:c="4"/>const decoded = jwt.verify(authToken, process.env.JWT_SECRET || 'secret_key');</text:p>
      <text:p text:style-name="P49"><text:s text:c="4"/>const user = await User.findById(decoded.userId);</text:p>
      <text:p text:style-name="P50"><text:s text:c="4"/></text:p>
      <text:p text:style-name="P49"><text:soft-page-break/><text:s text:c="4"/>if (user) {</text:p>
      <text:p text:style-name="P49"><text:s text:c="6"/>user.telegramChatId = chatId;</text:p>
      <text:p text:style-name="P49"><text:s text:c="6"/>await user.save();</text:p>
      <text:p text:style-name="P49"><text:s text:c="6"/>bot.sendMessage(chatId, '✅ Ваш аккаунт успешно привязан!\nТеперь вы будете получать уведомления о задачах.');</text:p>
      <text:p text:style-name="P49"><text:s text:c="4"/>} else {</text:p>
      <text:p text:style-name="P49"><text:s text:c="6"/>bot.sendMessage(chatId, '❌ Пользователь не найден.');</text:p>
      <text:p text:style-name="P49"><text:s text:c="4"/>}</text:p>
      <text:p text:style-name="P49"><text:s text:c="2"/>} catch (err) {</text:p>
      <text:p text:style-name="P49"><text:s text:c="4"/>bot.sendMessage(chatId, '❌ Неверный код аутентификации. Пожалуйста, получите новый код в веб-приложении.');</text:p>
      <text:p text:style-name="P49"><text:s text:c="2"/>}</text:p>
      <text:p text:style-name="P49">});</text:p>
      <text:p text:style-name="P52"/>
      <text:p text:style-name="P49">const authenticate = async (req, res, next) =&gt; {</text:p>
      <text:p text:style-name="P49"><text:s text:c="2"/>const token = req.header('x-auth-token');</text:p>
      <text:p text:style-name="P49"><text:s text:c="2"/>if (!token) return res.status(401).json({ message: 'No token, authorization denied' });</text:p>
      <text:p text:style-name="P50"/>
      <text:p text:style-name="P49"><text:s text:c="2"/>try {</text:p>
      <text:p text:style-name="P49"><text:s text:c="4"/>const decoded = jwt.verify(token, process.env.JWT_SECRET || 'secret_key');</text:p>
      <text:p text:style-name="P49"><text:s text:c="4"/>req.user = await User.findById(decoded.userId);</text:p>
      <text:p text:style-name="P49"><text:s text:c="4"/>next();</text:p>
      <text:p text:style-name="P49"><text:s text:c="2"/>} catch (err) {</text:p>
      <text:p text:style-name="P49"><text:s text:c="4"/>res.status(401).json({ message: 'Token is not valid' });</text:p>
      <text:p text:style-name="P49"><text:s text:c="2"/>}</text:p>
      <text:p text:style-name="P49">};</text:p>
      <text:p text:style-name="P50"/>
      <text:p text:style-name="P51"/>
      <text:p text:style-name="P49">app.post('/api/register', async (req, res) =&gt; {</text:p>
      <text:p text:style-name="P49"><text:s text:c="2"/>try {</text:p>
      <text:p text:style-name="P49"><text:s text:c="4"/>const { username, password } = req.body;</text:p>
      <text:p text:style-name="P50"><text:s text:c="4"/></text:p>
      <text:p text:style-name="P49"><text:span text:style-name="T60"/></text:p>
      <text:p text:style-name="P49"><text:s text:c="4"/>const existingUser = await User.findOne({ username });</text:p>
      <text:p text:style-name="P49"><text:s text:c="4"/>if (existingUser) {</text:p>
      <text:p text:style-name="P49"><text:s text:c="6"/>return res.status(400).json({ message: 'Username already exists' });</text:p>
      <text:p text:style-name="P49"><text:s text:c="4"/>}</text:p>
      <text:p text:style-name="P50"/>
      <text:p text:style-name="P49"><text:s text:c="4"/>const hashedPassword = await bcrypt.hash(password, 10);</text:p>
      <text:p text:style-name="P49"><text:s text:c="4"/>const user = new User({ username, password: hashedPassword });</text:p>
      <text:p text:style-name="P49"><text:s text:c="4"/>await user.save();</text:p>
      <text:p text:style-name="P50"><text:s text:c="4"/></text:p>
      <text:p text:style-name="P49"><text:s text:c="4"/>const token = jwt.sign({ userId: user._id }, process.env.JWT_SECRET || 'secret_key', { expiresIn: '1h' });</text:p>
      <text:p text:style-name="P49"><text:s text:c="4"/>res.json({ token, username: user.username });</text:p>
      <text:p text:style-name="P49"><text:soft-page-break/><text:s text:c="2"/>} catch (err) {</text:p>
      <text:p text:style-name="P49"><text:s text:c="4"/>res.status(400).json({ message: err.message });</text:p>
      <text:p text:style-name="P49"><text:s text:c="2"/>}</text:p>
      <text:p text:style-name="P49">});</text:p>
      <text:p text:style-name="P50"/>
      <text:p text:style-name="P49">app.post('/api/login', async (req, res) =&gt; {</text:p>
      <text:p text:style-name="P49"><text:s text:c="2"/>try {</text:p>
      <text:p text:style-name="P49"><text:s text:c="4"/>const { username, password } = req.body;</text:p>
      <text:p text:style-name="P49"><text:s text:c="4"/>const user = await User.findOne({ username });</text:p>
      <text:p text:style-name="P49"><text:s text:c="4"/>if (!user) return res.status(400).json({ message: 'User not found' });</text:p>
      <text:p text:style-name="P50"/>
      <text:p text:style-name="P49"><text:s text:c="4"/>const isMatch = await bcrypt.compare(password, user.password);</text:p>
      <text:p text:style-name="P49"><text:s text:c="4"/>if (!isMatch) return res.status(400).json({ message: 'Invalid credentials' });</text:p>
      <text:p text:style-name="P50"/>
      <text:p text:style-name="P49"><text:s text:c="4"/>const token = jwt.sign({ userId: user._id }, process.env.JWT_SECRET || 'secret_key', { expiresIn: '1h' });</text:p>
      <text:p text:style-name="P49"><text:s text:c="4"/>res.json({ </text:p>
      <text:p text:style-name="P49"><text:s text:c="6"/>token, </text:p>
      <text:p text:style-name="P49"><text:s text:c="6"/>username: user.username,</text:p>
      <text:p text:style-name="P49"><text:s text:c="6"/>telegramLinked: !!user.telegramChatId </text:p>
      <text:p text:style-name="P49"><text:s text:c="4"/>});</text:p>
      <text:p text:style-name="P49"><text:s text:c="2"/>} catch (err) {</text:p>
      <text:p text:style-name="P49"><text:s text:c="4"/>res.status(400).json({ message: err.message });</text:p>
      <text:p text:style-name="P49"><text:s text:c="2"/>}</text:p>
      <text:p text:style-name="P49">});</text:p>
      <text:p text:style-name="P50"/>
      <text:p text:style-name="P51"/>
      <text:p text:style-name="P50"/>
      <text:p text:style-name="P49">const PORT = process.env.PORT || 5000;</text:p>
      <text:p text:style-name="P49">app.listen(PORT, () =&gt; {</text:p>
      <text:p text:style-name="P49"><text:s text:c="2"/>console.log(`Server running on port ${PORT}`);</text:p>
      <text:p text:style-name="P49"><text:s text:c="2"/>console.log(`Telegram bot @${TELEGRAM_BOT_USERNAME} is active`);</text:p>
      <text:p text:style-name="P49">});</text:p>
      <text:h text:style-name="P53" text:outline-level="2">2. Клиентская часть (React)</text:h>
      <text:p text:style-name="P54">Создайте компонент для работы с Telegram-ботом:</text:p>
      <text:p text:style-name="P48"/>
      <text:p text:style-name="P49">import React, { useState } from 'react';</text:p>
      <text:p text:style-name="P49">import { useAuth } from '../context/AuthContext';</text:p>
      <text:p text:style-name="P49">import axios from 'axios';</text:p>
      <text:p text:style-name="P49">import { </text:p>
      <text:p text:style-name="P49"><text:s text:c="2"/>Button, </text:p>
      <text:p text:style-name="P49"><text:s text:c="2"/>Dialog, </text:p>
      <text:p text:style-name="P49"><text:s text:c="2"/>DialogTitle, </text:p>
      <text:p text:style-name="P49"><text:soft-page-break/><text:s text:c="2"/>DialogContent, </text:p>
      <text:p text:style-name="P49"><text:s text:c="2"/>DialogContentText, </text:p>
      <text:p text:style-name="P49"><text:s text:c="2"/>DialogActions,</text:p>
      <text:p text:style-name="P49"><text:s text:c="2"/>Typography,</text:p>
      <text:p text:style-name="P49"><text:s text:c="2"/>IconButton,</text:p>
      <text:p text:style-name="P50"><text:s text:c="2"/>Box</text:p>
      <text:p text:style-name="P49">} from '@mui/material';</text:p>
      <text:p text:style-name="P49">import TelegramIcon from '@mui/icons-material/Telegram';</text:p>
      <text:p text:style-name="P50"/>
      <text:p text:style-name="P49">const TelegramConnect = () =&gt; {</text:p>
      <text:p text:style-name="P49"><text:s text:c="2"/>const { currentUser } = useAuth();</text:p>
      <text:p text:style-name="P49"><text:s text:c="2"/>const [open, setOpen] = useState(false);</text:p>
      <text:p text:style-name="P49"><text:s text:c="2"/>const [authToken, setAuthToken] = useState('');</text:p>
      <text:p text:style-name="P49"><text:s text:c="2"/>const [isConnected, setIsConnected] = useState(currentUser?.telegramLinked || false);</text:p>
      <text:p text:style-name="P50"/>
      <text:p text:style-name="P49"><text:s text:c="2"/>const handleClickOpen = async () =&gt; {</text:p>
      <text:p text:style-name="P49"><text:s text:c="4"/>try {</text:p>
      <text:p text:style-name="P49"><text:s text:c="6"/>const res = await axios.get('/api/telegram-auth');</text:p>
      <text:p text:style-name="P49"><text:s text:c="6"/>setAuthToken(res.data.token);</text:p>
      <text:p text:style-name="P49"><text:s text:c="6"/>setOpen(true);</text:p>
      <text:p text:style-name="P49"><text:s text:c="4"/>} catch (err) {</text:p>
      <text:p text:style-name="P49"><text:s text:c="6"/>console.error('Error generating auth token:', err);</text:p>
      <text:p text:style-name="P49"><text:s text:c="4"/>}</text:p>
      <text:p text:style-name="P49"><text:s text:c="2"/>};</text:p>
      <text:p text:style-name="P50"/>
      <text:p text:style-name="P49"><text:s text:c="2"/>const handleClose = () =&gt; {</text:p>
      <text:p text:style-name="P49"><text:s text:c="4"/>setOpen(false);</text:p>
      <text:p text:style-name="P49"><text:s text:c="2"/>};</text:p>
      <text:p text:style-name="P50"/>
      <text:p text:style-name="P49"><text:s text:c="2"/>const handleConnectSuccess = () =&gt; {</text:p>
      <text:p text:style-name="P49"><text:s text:c="4"/>setIsConnected(true);</text:p>
      <text:p text:style-name="P49"><text:s text:c="4"/>handleClose();</text:p>
      <text:p text:style-name="P49"><text:s text:c="2"/>};</text:p>
      <text:p text:style-name="P50"/>
      <text:p text:style-name="P49"><text:s text:c="2"/>return (</text:p>
      <text:p text:style-name="P49"><text:s text:c="4"/>&lt;Box sx={{ display: 'flex', alignItems: 'center', gap: 1 }}&gt;</text:p>
      <text:p text:style-name="P49"><text:s text:c="6"/>&lt;Typography variant="body1"&gt;</text:p>
      <text:p text:style-name="P49"><text:s text:c="8"/>Telegram: {isConnected ? 'Connected ✅' : 'Not connected'}</text:p>
      <text:p text:style-name="P49"><text:s text:c="6"/>&lt;/Typography&gt;</text:p>
      <text:p text:style-name="P50"><text:s text:c="6"/></text:p>
      <text:p text:style-name="P49"><text:s text:c="6"/>{!isConnected &amp;&amp; (</text:p>
      <text:p text:style-name="P49"><text:s text:c="8"/>&lt;&gt;</text:p>
      <text:p text:style-name="P49"><text:s text:c="10"/>&lt;IconButton </text:p>
      <text:p text:style-name="P49"><text:s text:c="12"/>color="primary" </text:p>
      <text:p text:style-name="P49"><text:soft-page-break/><text:s text:c="12"/>onClick={handleClickOpen}</text:p>
      <text:p text:style-name="P49"><text:s text:c="12"/>title="Connect Telegram"</text:p>
      <text:p text:style-name="P49"><text:s text:c="10"/>&gt;</text:p>
      <text:p text:style-name="P49"><text:s text:c="12"/>&lt;TelegramIcon fontSize="large" /&gt;</text:p>
      <text:p text:style-name="P49"><text:s text:c="10"/>&lt;/IconButton&gt;</text:p>
      <text:p text:style-name="P50"/>
      <text:p text:style-name="P49"><text:s text:c="10"/>&lt;Dialog open={open} onClose={handleClose}&gt;</text:p>
      <text:p text:style-name="P49"><text:s text:c="12"/>&lt;DialogTitle&gt;Connect Telegram Account&lt;/DialogTitle&gt;</text:p>
      <text:p text:style-name="P49"><text:s text:c="12"/>&lt;DialogContent&gt;</text:p>
      <text:p text:style-name="P49"><text:s text:c="14"/>&lt;DialogContentText&gt;</text:p>
      <text:p text:style-name="P49"><text:s text:c="16"/>To connect your Telegram account:</text:p>
      <text:p text:style-name="P49"><text:s text:c="14"/>&lt;/DialogContentText&gt;</text:p>
      <text:p text:style-name="P49"><text:s text:c="14"/>&lt;ol&gt;</text:p>
      <text:p text:style-name="P49"><text:s text:c="16"/>&lt;li&gt;Start a chat with &lt;strong&gt;@{TELEGRAM_BOT_USERNAME}&lt;/strong&gt;&lt;/li&gt;</text:p>
      <text:p text:style-name="P49"><text:s text:c="16"/>&lt;li&gt;Send the following command:&lt;/li&gt;</text:p>
      <text:p text:style-name="P49"><text:s text:c="14"/>&lt;/ol&gt;</text:p>
      <text:p text:style-name="P49"><text:s text:c="14"/>&lt;Box sx={{ </text:p>
      <text:p text:style-name="P49"><text:s text:c="16"/>p: 2, </text:p>
      <text:p text:style-name="P49"><text:s text:c="16"/>mt: 2, </text:p>
      <text:p text:style-name="P49"><text:s text:c="16"/>mb: 2,</text:p>
      <text:p text:style-name="P49"><text:s text:c="16"/>backgroundColor: '#f5f5f5',</text:p>
      <text:p text:style-name="P49"><text:s text:c="16"/>borderRadius: 1,</text:p>
      <text:p text:style-name="P49"><text:s text:c="16"/>wordBreak: 'break-all'</text:p>
      <text:p text:style-name="P49"><text:s text:c="14"/>}}&gt;</text:p>
      <text:p text:style-name="P49"><text:s text:c="16"/>&lt;code&gt;/auth {authToken}&lt;/code&gt;</text:p>
      <text:p text:style-name="P49"><text:s text:c="14"/>&lt;/Box&gt;</text:p>
      <text:p text:style-name="P49"><text:s text:c="14"/>&lt;DialogContentText&gt;</text:p>
      <text:p text:style-name="P49"><text:s text:c="16"/>After successful connection, this dialog will close automatically.</text:p>
      <text:p text:style-name="P49"><text:s text:c="14"/>&lt;/DialogContentText&gt;</text:p>
      <text:p text:style-name="P49"><text:s text:c="12"/>&lt;/DialogContent&gt;</text:p>
      <text:p text:style-name="P49"><text:s text:c="12"/>&lt;DialogActions&gt;</text:p>
      <text:p text:style-name="P49"><text:s text:c="14"/>&lt;Button onClick={handleClose}&gt;Cancel&lt;/Button&gt;</text:p>
      <text:p text:style-name="P49"><text:s text:c="14"/>&lt;Button </text:p>
      <text:p text:style-name="P49"><text:s text:c="16"/>onClick={() =&gt; {</text:p>
      <text:p text:style-name="P49"><text:s text:c="18"/>window.open(`https://t.me/${TELEGRAM_BOT_USERNAME}`, '_blank');</text:p>
      <text:p text:style-name="P49"><text:s text:c="18"/>handleConnectSuccess();</text:p>
      <text:p text:style-name="P49"><text:s text:c="16"/>}}</text:p>
      <text:p text:style-name="P49"><text:s text:c="16"/>color="primary"</text:p>
      <text:p text:style-name="P49"><text:s text:c="14"/>&gt;</text:p>
      <text:p text:style-name="P50"><text:s text:c="16"/>Open Telegram</text:p>
      <text:p text:style-name="P49"><text:s text:c="14"/>&lt;/Button&gt;</text:p>
      <text:p text:style-name="P49"><text:s text:c="12"/>&lt;/DialogActions&gt;</text:p>
      <text:p text:style-name="P49"><text:s text:c="10"/>&lt;/Dialog&gt;</text:p>
      <text:p text:style-name="P49"><text:soft-page-break/><text:s text:c="8"/>&lt;/&gt;</text:p>
      <text:p text:style-name="P49"><text:s text:c="6"/>)}</text:p>
      <text:p text:style-name="P49"><text:s text:c="4"/>&lt;/Box&gt;</text:p>
      <text:p text:style-name="P49"><text:s text:c="2"/>);</text:p>
      <text:p text:style-name="P49">};</text:p>
      <text:p text:style-name="P50"/>
      <text:p text:style-name="P49">export default TelegramConnect;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pple-system, BlinkMacSystemFont, Arial, Helvetica, 'Arial Unicode MS', sans-serif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Paragraph" style:display-name="Table Paragraph" style:family="paragraph" style:parent-style-name="Standard">
      <style:paragraph-properties fo:margin-left="0.025cm" fo:margin-right="0.002cm" fo:margin-top="0.095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itle" style:family="paragraph" style:parent-style-name="Standard" style:class="chapter">
      <style:paragraph-properties fo:margin-left="0.238cm" fo:margin-right="0.002cm" fo:text-align="center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08:20:56.237000000</meta:creation-date>
    <dc:date>2025-06-17T08:51:35.777000000</dc:date>
    <meta:editing-duration>PT10M8S</meta:editing-duration>
    <meta:editing-cycles>1</meta:editing-cycles>
    <meta:document-statistic meta:table-count="3" meta:image-count="0" meta:object-count="0" meta:page-count="8" meta:paragraph-count="248" meta:word-count="884" meta:character-count="8384" meta:non-whitespace-character-count="6647"/>
    <meta:generator>LibreOffice/24.8.7.2$Windows_X86_64 LibreOffice_project/e07d0a63a46349d29051da79b1fde8160bab2a89</meta:generator>
  </office:meta>
</office:document-meta>
</file>